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AndViewResolverMethodReturnValueHandlerTests.handl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ModelAndViewResolver.TestModelAndViewResolver( Class &lt; ? &gt; return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ResolverMethodReturnValueHandlerTests.handleSimp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AndViewResolverMethodReturnValu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ndViewResolverMethodReturnValueHandlerTests.modelAndViewResolverUn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ndViewResolverMethodReturnValueHandlerTests.handleNonSimp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AndViewResolverMethodReturnValueHandlerTests.testBean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odelAndViewResolver.resolveModelAndView( Method method , Class &lt; ? &gt; handlerType , Object returnValue , ExtendedModelMap model , NativeWeb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AndViewResolverMethodReturnValueHandlerTests.modelAnd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AndViewResolverMethodReturnValueHandlerTests.int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